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fill-hatch-solid="false" draw:textarea-horizontal-align="justify" draw:textarea-vertical-align="middle" draw:auto-grow-height="false"/>
    </style:style>
    <style:style style:name="gr2" style:family="graphic" style:parent-style-name="standard">
      <style:graphic-properties svg:stroke-color="#669933" draw:fill="solid" draw:fill-color="#ccffcc" draw:fill-hatch-solid="false" draw:textarea-horizontal-align="justify" draw:textarea-vertical-align="middle" draw:auto-grow-height="false"/>
    </style:style>
    <style:style style:name="gr3" style:family="graphic" style:parent-style-name="standard">
      <style:graphic-properties svg:stroke-color="#333333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0cm"/>
    </style:style>
    <style:style style:name="gr5" style:family="graphic" style:parent-style-name="standard">
      <style:graphic-properties svg:stroke-color="#333333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33" draw:textarea-vertical-align="middle"/>
    </style:style>
    <style:style style:name="gr7" style:family="graphic" style:parent-style-name="standard">
      <style:graphic-properties svg:stroke-color="#999966" draw:textarea-horizontal-align="justify" draw:textarea-vertical-align="middle" draw:auto-grow-height="false"/>
    </style:style>
    <style:style style:name="gr8" style:family="graphic" style:parent-style-name="standard">
      <style:graphic-properties svg:stroke-color="#999966" draw:textarea-horizontal-align="left" draw:textarea-vertical-align="bottom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fo:min-height="0.345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objectwithoutfill">
      <style:graphic-properties draw:stroke="dash" draw:stroke-dash="Fine_20_Dotted" draw:fill="none" draw:textarea-vertical-align="middle"/>
    </style:style>
    <style:style style:name="gr14" style:family="graphic" style:parent-style-name="standard">
      <style:graphic-properties svg:stroke-color="#999966" draw:textarea-horizontal-align="right" draw:textarea-vertical-align="top" draw:auto-grow-height="false"/>
    </style:style>
    <style:style style:name="gr15" style:family="graphic" style:parent-style-name="standard">
      <style:graphic-properties draw:stroke="dash" draw:stroke-dash="Dashed_20__28_var_29_" draw:fill="solid" draw:fill-color="#ffff66" draw:opacity="20%" draw:textarea-horizontal-align="justify" draw:textarea-vertical-align="middle" draw:auto-grow-height="false" draw:shadow="hidden" draw:shadow-color="#dddddd" draw:shadow-opacity="20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paragraph-properties fo:margin-top="0.42cm" fo:margin-bottom="0.35cm"/>
      <style:text-properties fo:font-size="9pt" style:font-size-asian="9pt" style:font-size-complex="9pt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9.7cm" svg:height="6.4cm" svg:x="10cm" svg:y="2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7cm" svg:height="7cm" svg:x="10cm" svg:y="1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7cm" svg:height="7.5cm" svg:x="10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1cm" svg:height="9.4cm" svg:x="1cm" svg:y="1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1cm" svg:height="4.7cm" svg:x="1cm" svg:y="6.8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7cm" svg:height="4.3cm" svg:x="1cm" svg:y="1.2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7.683cm" svg:y1="8.155cm" svg:x2="3.645cm" svg:y2="4.9cm" draw:start-shape="id1" draw:end-shape="id2" draw:end-glue-point="7" svg:d="M7683 8155c0-2440-4038-813-4038-3255" svg:viewBox="0 0 4039 3256">
          <text:p text:style-name="P1"/>
        </draw:connector>
        <draw:frame draw:style-name="gr4" draw:text-style-name="P2" draw:layer="layout" svg:width="2.064cm" svg:height="0.971cm" svg:x="5.31cm" svg:y="5.615cm">
          <draw:text-box>
            <text:p text:style-name="P2"><text:span text:style-name="T1">GPRS/3G</text:span><text:span text:style-name="T2"><text:line-break/></text:span><text:span text:style-name="T3">(http/REST)</text:span></text:p>
          </draw:text-box>
        </draw:frame>
        <draw:custom-shape draw:style-name="gr5" draw:text-style-name="P1" xml:id="id3" draw:id="id3" draw:layer="layout" svg:width="1.2cm" svg:height="1.3cm" svg:x="16.3cm" svg:y="2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6" draw:text-style-name="P1" draw:layer="layout" draw:type="curve" svg:x1="16.3cm" svg:y1="3.05cm" svg:x2="13.4cm" svg:y2="2.25cm" draw:start-shape="id3" draw:start-glue-point="3" draw:end-shape="id4" svg:d="M16300 3050c-2175 0-725-800-2900-800" svg:viewBox="0 0 2901 801">
          <text:p/>
        </draw:connector>
        <draw:frame draw:style-name="gr4" draw:text-style-name="P2" draw:layer="layout" svg:width="1.793cm" svg:height="0.971cm" svg:x="14.044cm" svg:y="1.2cm">
          <draw:text-box>
            <text:p text:style-name="P2"><text:span text:style-name="T1">internet</text:span><text:span text:style-name="T2"><text:line-break/></text:span><text:span text:style-name="T3">(http/html)</text:span></text:p>
          </draw:text-box>
        </draw:frame>
        <draw:custom-shape draw:style-name="gr7" draw:text-style-name="P3" xml:id="id4" draw:id="id4" draw:layer="layout" svg:width="4cm" svg:height="1.5cm" svg:x="9.4cm" svg:y="1.5cm">
          <text:p text:style-name="P3"><text:span text:style-name="T4">web application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6.4cm" svg:y1="3.2cm" svg:x2="9.4cm" svg:y2="2.25cm" draw:start-shape="id2" draw:start-glue-point="1" draw:end-shape="id4" svg:d="M6400 3200c2251 0 752-950 3000-950" svg:viewBox="0 0 3001 951">
          <text:p/>
        </draw:connector>
        <draw:frame draw:style-name="gr4" draw:text-style-name="P2" draw:layer="layout" svg:width="2.001cm" svg:height="0.971cm" svg:x="6.7cm" svg:y="1.215cm">
          <draw:text-box>
            <text:p text:style-name="P2"><text:span text:style-name="T1">internet</text:span><text:span text:style-name="T2"><text:line-break/></text:span><text:span text:style-name="T3">(http/REST)</text:span></text:p>
          </draw:text-box>
        </draw:frame>
        <draw:custom-shape draw:style-name="gr8" draw:text-style-name="P3" xml:id="id7" draw:id="id7" draw:layer="layout" svg:width="5.1cm" svg:height="3.4cm" svg:x="1.298cm" svg:y="7.277cm">
          <text:p text:style-name="P1"><text:span text:style-name="T5">Object 1</text:span><text:span text:style-name="T4"><text:line-break/></text:span><text:span text:style-name="T4">(stm32f103vet6)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2604.180845892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9" draw:text-style-name="P1" draw:layer="layout" draw:type="line" svg:x1="5.7cm" svg:y1="8.65cm" svg:x2="6.567cm" svg:y2="8.555cm" draw:start-shape="id5" draw:end-shape="id1" svg:d="M5700 8650l867-95" svg:viewBox="0 0 868 96">
          <text:p/>
        </draw:connector>
        <draw:connector draw:style-name="gr9" draw:text-style-name="P1" draw:layer="layout" draw:type="curve" svg:x1="8.8cm" svg:y1="8.555cm" svg:x2="16.3cm" svg:y2="3.05cm" draw:start-shape="id1" draw:start-glue-point="1" draw:end-shape="id3" draw:end-glue-point="6" svg:d="M8800 8555c5625 0 1875-5505 7500-5505" svg:viewBox="0 0 7501 5506">
          <text:p/>
        </draw:connector>
        <draw:frame draw:style-name="gr4" draw:text-style-name="P2" draw:layer="layout" svg:width="2.559cm" svg:height="0.971cm" svg:x="12.891cm" svg:y="3.9cm">
          <draw:text-box>
            <text:p text:style-name="P2"><text:span text:style-name="T1">GSM</text:span><text:span text:style-name="T2"><text:line-break/></text:span><text:span text:style-name="T3">(SMS/voice call)</text:span></text:p>
          </draw:text-box>
        </draw:frame>
        <draw:connector draw:style-name="gr9" draw:text-style-name="P1" xml:id="id9" draw:id="id9" draw:layer="layout" draw:type="curve" svg:x1="3.863cm" svg:y1="13.81cm" svg:x2="3.848cm" svg:y2="10.677cm" draw:start-shape="id6" draw:end-shape="id7" svg:d="M3863 13810c0-2349-15-783-15-3133" svg:viewBox="0 0 16 3134">
          <text:p/>
        </draw:connector>
        <draw:connector draw:style-name="gr9" draw:text-style-name="P1" draw:layer="layout" draw:type="curve" draw:line-skew="0.407cm" svg:x1="14.2cm" svg:y1="24.65cm" svg:x2="3.855cm" svg:y2="12.244cm" draw:start-shape="id8" draw:start-glue-point="3" draw:end-shape="id9" draw:end-glue-point="0" svg:d="M14200 24650c-7141 0-1969-12406-10345-12406" svg:viewBox="0 0 10346 12407">
          <text:p/>
        </draw:connector>
        <draw:frame draw:style-name="gr10" draw:text-style-name="P4" draw:layer="layout" svg:width="2.098cm" svg:height="0.607cm" svg:x="6.8cm" svg:y="22cm">
          <draw:text-box>
            <text:p text:style-name="P4"><text:span text:style-name="T4">boiler room</text:span></text:p>
          </draw:text-box>
        </draw:frame>
        <draw:frame draw:style-name="gr11" draw:text-style-name="P5" draw:layer="layout" svg:width="2.427cm" svg:height="0.607cm" svg:x="17.265cm" svg:y="5.5cm">
          <draw:text-box>
            <text:p text:style-name="P5"><text:span text:style-name="T4">far far away</text:span></text:p>
          </draw:text-box>
        </draw:frame>
        <draw:frame draw:style-name="gr10" draw:text-style-name="P4" draw:layer="layout" svg:width="3.461cm" svg:height="0.607cm" svg:x="5.539cm" svg:y="10.928cm">
          <draw:text-box>
            <text:p text:style-name="P4"><text:span text:style-name="T4">communication room</text:span></text:p>
          </draw:text-box>
        </draw:frame>
        <draw:custom-shape draw:style-name="gr7" draw:text-style-name="P3" xml:id="id18" draw:id="id18" draw:layer="layout" svg:width="3cm" svg:height="1.3cm" svg:x="5.8cm" svg:y="20.6cm">
          <text:p text:style-name="P3"><text:span text:style-name="T4">circulation </text:span><text:span text:style-name="T4"><text:line-break/></text:span><text:span text:style-name="T4">pum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21" draw:id="id21" draw:layer="layout" svg:width="2.8cm" svg:height="1.3cm" svg:x="1.3cm" svg:y="20.6cm">
          <text:p text:style-name="P3"><text:span text:style-name="T4">Three-way </text:span><text:span text:style-name="T4"><text:line-break/></text:span><text:span text:style-name="T4">val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2.619cm" svg:height="0.607cm" svg:x="16.781cm" svg:y="7cm">
          <draw:text-box>
            <text:p><text:span text:style-name="T4">entrance gates</text:span></text:p>
          </draw:text-box>
        </draw:frame>
        <draw:connector draw:style-name="gr9" draw:text-style-name="P1" draw:layer="layout" draw:type="curve" svg:x1="8.8cm" svg:y1="9.755cm" svg:x2="11.1cm" svg:y2="8.8cm" draw:start-shape="id10" draw:end-shape="id11" svg:d="M8800 9755c1726 0 577-955 2300-955" svg:viewBox="0 0 2301 956">
          <text:p/>
        </draw:connector>
        <draw:custom-shape draw:style-name="gr7" draw:text-style-name="P3" xml:id="id31" draw:id="id31" draw:layer="layout" svg:width="2.3cm" svg:height="0.8cm" svg:x="14.2cm" svg:y="13.3cm">
          <text:p text:style-name="P3"><text:span text:style-name="T4">gates mo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" draw:id="id1" draw:layer="layout" svg:width="2.233cm" svg:height="0.8cm" svg:x="6.567cm" svg:y="8.155cm">
          <text:p text:style-name="P1"><text:span text:style-name="T4">GPRS mod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25" draw:id="id25" draw:layer="layout" svg:width="2.3cm" svg:height="0.8cm" svg:x="11.1cm" svg:y="11.346cm">
          <text:p text:style-name="P1"><text:span text:style-name="T4">call butt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23" draw:id="id23" draw:layer="layout" svg:width="2.3cm" svg:height="0.9cm" svg:x="11.078cm" svg:y="10cm">
          <text:p text:style-name="P1"><text:span text:style-name="T4">smart card</text:span><text:span text:style-name="T4"><text:line-break/></text:span><text:span text:style-name="T4"> 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6cm" svg:height="0.5cm" svg:x="16.7cm" svg:y="11.5cm">
          <text:p text:style-name="P1"><text:span text:style-name="T4">relay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2.246cm" svg:height="0.607cm" svg:x="17.554cm" svg:y="14.793cm">
          <draw:text-box>
            <text:p text:style-name="P4"><text:span text:style-name="T4">second floor</text:span></text:p>
          </draw:text-box>
        </draw:frame>
        <draw:connector draw:style-name="gr9" draw:text-style-name="P1" draw:layer="layout" draw:type="curve" svg:x1="14.2cm" svg:y1="17.5cm" svg:x2="9.415cm" svg:y2="18.234cm" draw:start-shape="id12" svg:d="M14200 17500c-3964 0-1572 734-4785 734" svg:viewBox="0 0 4786 735">
          <text:p/>
        </draw:connector>
        <draw:custom-shape draw:style-name="gr7" draw:text-style-name="P1" xml:id="id32" draw:id="id32" draw:layer="layout" svg:width="2.286cm" svg:height="0.8cm" svg:x="11.114cm" svg:y="15.866cm">
          <text:p text:style-name="P1"><text:span text:style-name="T4">IR sensors</text:span>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34" draw:id="id34" draw:layer="layout" svg:width="2.3cm" svg:height="0.9cm" svg:x="11.1cm" svg:y="18.2cm">
          <text:p text:style-name="P1"><text:span text:style-name="T4">temperature </text:span><text:span text:style-name="T4"><text:line-break/></text:span><text:span text:style-name="T4">sens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36" draw:id="id36" draw:layer="layout" svg:width="1.9cm" svg:height="0.8cm" svg:x="14.2cm" svg:y="20.6cm">
          <text:p text:style-name="P1"><text:span text:style-name="T4">relay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39" draw:id="id39" draw:layer="layout" svg:width="2.3cm" svg:height="0.8cm" svg:x="11.1cm" svg:y="20.6cm">
          <text:p text:style-name="P1"><text:span text:style-name="T4">lamp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1.73cm" svg:height="0.607cm" svg:x="18.07cm" svg:y="22.289cm">
          <draw:text-box>
            <text:p text:style-name="P4"><text:span text:style-name="T4">first floor</text:span></text:p>
          </draw:text-box>
        </draw:frame>
        <draw:custom-shape draw:style-name="gr7" draw:text-style-name="P1" xml:id="id48" draw:id="id48" draw:layer="layout" svg:width="1.5cm" svg:height="0.8cm" svg:x="11.9cm" svg:y="25.2cm">
          <text:p text:style-name="P1"><text:span text:style-name="T4">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2cm" svg:height="1.3cm" svg:x="10.2cm" svg:y="24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2.36cm" svg:height="0.971cm" svg:x="5.748cm" svg:y="11.718cm">
          <draw:text-box>
            <text:p text:style-name="P2"><text:span text:style-name="T1">RS485</text:span><text:span text:style-name="T2"><text:line-break/></text:span><text:span text:style-name="T3">(SSN protocol)</text:span></text:p>
          </draw:text-box>
        </draw:frame>
        <draw:line draw:style-name="gr13" draw:text-style-name="P1" draw:layer="layout" svg:x1="1cm" svg:y1="6.2cm" svg:x2="20cm" svg:y2="6.2cm">
          <text:p/>
        </draw:line>
        <draw:custom-shape draw:style-name="gr7" draw:text-style-name="P1" xml:id="id27" draw:id="id27" draw:layer="layout" svg:width="2.3cm" svg:height="0.8cm" svg:x="11.1cm" svg:y="13.3cm">
          <text:p text:style-name="P1"><text:span text:style-name="T4">IR sen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5.7cm" svg:y1="9.95cm" svg:x2="6.6cm" svg:y2="9.755cm" draw:start-shape="id13" draw:end-shape="id10" svg:d="M5700 9950l900-195" svg:viewBox="0 0 901 196">
          <text:p/>
        </draw:connector>
        <draw:custom-shape draw:style-name="gr7" draw:text-style-name="P3" xml:id="id13" draw:id="id13" draw:layer="layout" svg:width="1.2cm" svg:height="1.1cm" svg:x="4.5cm" svg:y="9.4cm">
          <text:p text:style-name="P3"><text:span text:style-name="T4">device</text:span><text:span text:style-name="T4"><text:line-break/></text:span><text:span text:style-name="T6">1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5" draw:id="id5" draw:layer="layout" svg:width="1.2cm" svg:height="1.1cm" svg:x="4.5cm" svg:y="8.1cm">
          <text:p text:style-name="P3"><text:span text:style-name="T4">device</text:span><text:span text:style-name="T4"><text:line-break/></text:span><text:span text:style-name="T6">1001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0" draw:id="id10" draw:layer="layout" svg:width="2.2cm" svg:height="0.8cm" svg:x="6.6cm" svg:y="9.355cm">
          <text:p text:style-name="P1"><text:span text:style-name="T4">RF Tran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6" draw:id="id6" draw:layer="layout" svg:width="5.1cm" svg:height="4.8cm" svg:x="1.313cm" svg:y="13.81cm">
          <text:p text:style-name="P1"><text:span text:style-name="T5">Object 2</text:span><text:span text:style-name="T4"><text:line-break/></text:span><text:span text:style-name="T4">(stm32f103vet6)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2604.180845892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3" xml:id="id15" draw:id="id15" draw:layer="layout" svg:width="1.2cm" svg:height="1.1cm" svg:x="4.3cm" svg:y="14.6cm">
          <text:p text:style-name="P3"><text:span text:style-name="T4">device</text:span><text:span text:style-name="T4"><text:line-break/></text:span><text:span text:style-name="T6">2001-2005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4" draw:id="id14" draw:layer="layout" svg:width="2cm" svg:height="0.9cm" svg:x="6.8cm" svg:y="14.7cm">
          <text:p text:style-name="P1"><text:span text:style-name="T4">temperature </text:span><text:span text:style-name="T4"><text:line-break/></text:span><text:span text:style-name="T4">sens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6.8cm" svg:y1="15.15cm" svg:x2="5.5cm" svg:y2="15.15cm" draw:start-shape="id14" draw:start-glue-point="3" draw:end-shape="id15" draw:end-glue-point="1" svg:d="M6800 15150h-1300" svg:viewBox="0 0 1301 1">
          <text:p/>
        </draw:connector>
        <draw:custom-shape draw:style-name="gr7" draw:text-style-name="P3" xml:id="id17" draw:id="id17" draw:layer="layout" svg:width="1.2cm" svg:height="1.1cm" svg:x="4.3cm" svg:y="15.888cm">
          <text:p text:style-name="P3"><text:span text:style-name="T4">device</text:span></text:p>
          <text:p text:style-name="P3"><text:span text:style-name="T6">2010-2013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6" draw:id="id16" draw:layer="layout" svg:width="3cm" svg:height="0.7cm" svg:x="5.8cm" svg:y="19.6cm">
          <text:p text:style-name="P1"><text:span text:style-name="T4">relay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7.3cm" svg:y1="19.6cm" svg:x2="5.5cm" svg:y2="16.438cm" draw:start-shape="id16" draw:start-glue-point="0" draw:end-shape="id17" draw:end-glue-point="1" svg:d="M7300 19600v-3162h-1800" svg:viewBox="0 0 1801 3163">
          <text:p/>
        </draw:connector>
        <draw:connector draw:style-name="gr9" draw:text-style-name="P1" draw:layer="layout" draw:type="line" svg:x1="7.3cm" svg:y1="20.6cm" svg:x2="7.3cm" svg:y2="20.3cm" draw:start-shape="id18" draw:start-glue-point="0" draw:end-shape="id16" draw:end-glue-point="2" svg:d="M7300 20600v-300" svg:viewBox="0 0 1 301">
          <text:p/>
        </draw:connector>
        <draw:custom-shape draw:style-name="gr7" draw:text-style-name="P3" xml:id="id20" draw:id="id20" draw:layer="layout" svg:width="1.2cm" svg:height="1.1cm" svg:x="4.3cm" svg:y="17.2cm">
          <text:p text:style-name="P3"><text:span text:style-name="T4">device</text:span></text:p>
          <text:p text:style-name="P3"><text:span text:style-name="T6">2020-2023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9" draw:id="id19" draw:layer="layout" svg:width="2.8cm" svg:height="0.7cm" svg:x="1.3cm" svg:y="19.6cm">
          <text:p text:style-name="P1"><text:span text:style-name="T4">stepping mo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2.7cm" svg:y1="19.6cm" svg:x2="4.9cm" svg:y2="18.3cm" draw:start-shape="id19" draw:start-glue-point="0" draw:end-shape="id20" draw:end-glue-point="2" svg:d="M2700 19600v-650h2200v-650" svg:viewBox="0 0 2201 1301">
          <text:p/>
        </draw:connector>
        <draw:connector draw:style-name="gr9" draw:text-style-name="P1" draw:layer="layout" draw:type="line" svg:x1="2.7cm" svg:y1="20.3cm" svg:x2="2.7cm" svg:y2="20.6cm" draw:start-shape="id19" draw:start-glue-point="2" draw:end-shape="id21" svg:d="M2700 20300v300" svg:viewBox="0 0 1 301">
          <text:p/>
        </draw:connector>
        <draw:custom-shape draw:style-name="gr14" draw:text-style-name="P3" draw:layer="layout" svg:width="5.1cm" svg:height="4.8cm" svg:x="14.2cm" svg:y="7.7cm">
          <text:p text:style-name="P1"><text:span text:style-name="T5">Object 5</text:span><text:span text:style-name="T4"><text:line-break/></text:span><text:span text:style-name="T4">(stm32f103vet6)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2604.180845892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3" xml:id="id24" draw:id="id24" draw:layer="layout" svg:width="1.2cm" svg:height="1.1cm" svg:x="14.5cm" svg:y="9.9cm">
          <text:p text:style-name="P3"><text:span text:style-name="T4">device</text:span><text:span text:style-name="T4"><text:line-break/></text:span><text:span text:style-name="T6">5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22" draw:id="id22" draw:layer="layout" svg:width="1.2cm" svg:height="1.1cm" svg:x="14.5cm" svg:y="8.6cm">
          <text:p text:style-name="P3"><text:span text:style-name="T4">device</text:span><text:span text:style-name="T4"><text:line-break/></text:span><text:span text:style-name="T6">5001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1" draw:id="id11" draw:layer="layout" svg:width="2.3cm" svg:height="0.8cm" svg:x="11.1cm" svg:y="8.4cm">
          <text:p text:style-name="P1"><text:span text:style-name="T4">RF Tran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13.4cm" svg:y1="8.8cm" svg:x2="14.5cm" svg:y2="9.15cm" draw:start-shape="id11" draw:start-glue-point="1" draw:end-shape="id22" draw:end-glue-point="3" svg:d="M13400 8800h551v350h549" svg:viewBox="0 0 1101 351">
          <text:p/>
        </draw:connector>
        <draw:connector draw:style-name="gr9" draw:text-style-name="P1" draw:layer="layout" svg:x1="13.378cm" svg:y1="10.45cm" svg:x2="14.5cm" svg:y2="10.45cm" draw:start-shape="id23" draw:end-shape="id24" draw:end-glue-point="3" svg:d="M13378 10450h1122" svg:viewBox="0 0 1123 1">
          <text:p/>
        </draw:connector>
        <draw:custom-shape draw:style-name="gr7" draw:text-style-name="P3" xml:id="id26" draw:id="id26" draw:layer="layout" svg:width="1.2cm" svg:height="1.1cm" svg:x="14.5cm" svg:y="11.2cm">
          <text:p text:style-name="P3"><text:span text:style-name="T4">device</text:span><text:span text:style-name="T4"><text:line-break/></text:span><text:span text:style-name="T6">50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draw:type="line" svg:x1="13.4cm" svg:y1="11.746cm" svg:x2="14.5cm" svg:y2="11.75cm" draw:start-shape="id25" draw:end-shape="id26" svg:d="M13400 11746l1100 4" svg:viewBox="0 0 1101 5">
          <text:p/>
        </draw:connector>
        <draw:custom-shape draw:style-name="gr7" draw:text-style-name="P3" xml:id="id29" draw:id="id29" draw:layer="layout" svg:width="1.2cm" svg:height="1.1cm" svg:x="17.3cm" svg:y="11.2cm">
          <text:p text:style-name="P3"><text:span text:style-name="T4">Device</text:span><text:span text:style-name="T4"><text:line-break/></text:span><text:span text:style-name="T6">5010-50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28" draw:id="id28" draw:layer="layout" svg:width="1.2cm" svg:height="1.1cm" svg:x="15.91cm" svg:y="11.2cm">
          <text:p text:style-name="P3"><text:span text:style-name="T4">device</text:span><text:span text:style-name="T4"><text:line-break/></text:span><text:span text:style-name="T6">50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draw:type="lines" svg:x1="12.25cm" svg:y1="13.3cm" svg:x2="16.51cm" svg:y2="12.3cm" draw:start-shape="id27" draw:start-glue-point="0" draw:end-shape="id28" draw:end-glue-point="2" svg:d="M12250 13300v-501l4260 2v-501" svg:viewBox="0 0 4261 1001">
          <text:p/>
        </draw:connector>
        <draw:custom-shape draw:style-name="gr7" draw:text-style-name="P1" xml:id="id30" draw:id="id30" draw:layer="layout" svg:width="2cm" svg:height="0.8cm" svg:x="16.9cm" svg:y="13.3cm">
          <text:p text:style-name="P1"><text:span text:style-name="T4">relay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17.9cm" svg:y1="12.3cm" svg:x2="17.9cm" svg:y2="13.3cm" draw:start-shape="id29" draw:end-shape="id30" draw:end-glue-point="0" svg:d="M17900 12300v1000" svg:viewBox="0 0 1 1001">
          <text:p/>
        </draw:connector>
        <draw:connector draw:style-name="gr9" draw:text-style-name="P1" draw:layer="layout" draw:type="line" svg:x1="16.9cm" svg:y1="13.7cm" svg:x2="16.5cm" svg:y2="13.7cm" draw:start-shape="id30" draw:start-glue-point="3" draw:end-shape="id31" svg:d="M16900 13700h-400" svg:viewBox="0 0 401 1">
          <text:p/>
        </draw:connector>
        <draw:custom-shape draw:style-name="gr14" draw:text-style-name="P3" xml:id="id12" draw:id="id12" draw:layer="layout" svg:width="5.1cm" svg:height="4.2cm" svg:x="14.2cm" svg:y="15.4cm">
          <text:p text:style-name="P1"><text:span text:style-name="T5">Object 4</text:span><text:span text:style-name="T4"><text:line-break/></text:span><text:span text:style-name="T4">(stm32f103rbt6)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2604.180845892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3" xml:id="id35" draw:id="id35" draw:layer="layout" svg:width="1.2cm" svg:height="1.1cm" svg:x="14.5cm" svg:y="18.1cm">
          <text:p text:style-name="P3"><text:span text:style-name="T4">device</text:span><text:span text:style-name="T4"><text:line-break/></text:span><text:span text:style-name="T6">4001-40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33" draw:id="id33" draw:layer="layout" svg:width="1.2cm" svg:height="1.1cm" svg:x="14.5cm" svg:y="16.6cm">
          <text:p text:style-name="P3"><text:span text:style-name="T4">device</text:span><text:span text:style-name="T4"><text:line-break/></text:span><text:span text:style-name="T6">4001-4002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38" draw:id="id38" draw:layer="layout" svg:width="1.2cm" svg:height="1.1cm" svg:x="17.2cm" svg:y="18.1cm">
          <text:p text:style-name="P3"><text:span text:style-name="T4">device</text:span><text:span text:style-name="T4"><text:line-break/></text:span><text:span text:style-name="T6">4010-401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3.4cm" svg:y1="16.266cm" svg:x2="14.5cm" svg:y2="17.15cm" draw:start-shape="id32" draw:end-shape="id33" draw:end-glue-point="3" svg:d="M13400 16266h551v884h549" svg:viewBox="0 0 1101 885">
          <text:p/>
        </draw:connector>
        <draw:connector draw:style-name="gr6" draw:text-style-name="P1" draw:layer="layout" svg:x1="13.4cm" svg:y1="18.65cm" svg:x2="14.5cm" svg:y2="18.65cm" draw:start-shape="id34" draw:start-glue-point="1" draw:end-shape="id35" draw:end-glue-point="3" svg:d="M13400 18650h1100" svg:viewBox="0 0 1101 1">
          <text:p/>
        </draw:connector>
        <draw:custom-shape draw:style-name="gr7" draw:text-style-name="P1" xml:id="id37" draw:id="id37" draw:layer="layout" svg:width="2cm" svg:height="0.8cm" svg:x="16.7cm" svg:y="20.6cm">
          <text:p text:style-name="P1"><text:span text:style-name="T4">convec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6.1cm" svg:y1="21cm" svg:x2="16.7cm" svg:y2="21cm" draw:start-shape="id36" draw:end-shape="id37" draw:end-glue-point="3" svg:d="M16100 21000h600" svg:viewBox="0 0 601 1">
          <text:p/>
        </draw:connector>
        <draw:connector draw:style-name="gr6" draw:text-style-name="P1" draw:layer="layout" draw:line-skew="0.2cm" svg:x1="15.15cm" svg:y1="20.6cm" svg:x2="17.8cm" svg:y2="19.2cm" draw:start-shape="id36" draw:start-glue-point="0" draw:end-shape="id38" svg:d="M15150 20600v-500h2650v-900" svg:viewBox="0 0 2651 1401">
          <text:p/>
        </draw:connector>
        <draw:connector draw:style-name="gr6" draw:text-style-name="P1" draw:layer="layout" svg:x1="13.4cm" svg:y1="21cm" svg:x2="14.2cm" svg:y2="21cm" draw:start-shape="id39" draw:start-glue-point="1" draw:end-shape="id36" draw:end-glue-point="3" svg:d="M13400 21000h800" svg:viewBox="0 0 801 1">
          <text:p/>
        </draw:connector>
        <draw:custom-shape draw:style-name="gr14" draw:text-style-name="P3" xml:id="id8" draw:id="id8" draw:layer="layout" svg:width="5.1cm" svg:height="3.5cm" svg:x="14.2cm" svg:y="22.9cm">
          <text:p text:style-name="P1"><text:span text:style-name="T5">Object 3</text:span><text:span text:style-name="T4"><text:line-break/></text:span><text:span text:style-name="T4">(stm32f103zet6)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2604.180845892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xml:id="id41" draw:id="id41" draw:layer="layout" svg:width="1.9cm" svg:height="0.8cm" svg:x="12.9cm" svg:y="27.7cm">
          <text:p text:style-name="P1"><text:span text:style-name="T4">relay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40" draw:id="id40" draw:layer="layout" svg:width="2.3cm" svg:height="0.8cm" svg:x="10.2cm" svg:y="27.7cm">
          <text:p text:style-name="P1"><text:span text:style-name="T4">lamp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45" draw:id="id45" draw:layer="layout" svg:width="2cm" svg:height="0.8cm" svg:x="15.2cm" svg:y="27.7cm">
          <text:p text:style-name="P1"><text:span text:style-name="T4">convec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2.5cm" svg:y1="28.1cm" svg:x2="12.9cm" svg:y2="28.1cm" draw:start-shape="id40" draw:start-glue-point="1" draw:end-shape="id41" draw:end-glue-point="3" svg:d="M12500 28100h400" svg:viewBox="0 0 401 1">
          <text:p/>
        </draw:connector>
        <draw:custom-shape draw:style-name="gr7" draw:text-style-name="P1" xml:id="id42" draw:id="id42" draw:layer="layout" svg:width="1.986cm" svg:height="0.8cm" svg:x="17.514cm" svg:y="27.7cm">
          <text:p text:style-name="P1"><text:span text:style-name="T4">IR sensors</text:span>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46" draw:id="id46" draw:layer="layout" svg:width="2.3cm" svg:height="0.9cm" svg:x="11.1cm" svg:y="23.3cm">
          <text:p text:style-name="P1"><text:span text:style-name="T4">temperature </text:span><text:span text:style-name="T4"><text:line-break/></text:span><text:span text:style-name="T4">sens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47" draw:id="id47" draw:layer="layout" svg:width="1.2cm" svg:height="1.1cm" svg:x="14.4cm" svg:y="23.6cm">
          <text:p text:style-name="P3"><text:span text:style-name="T4">device</text:span><text:span text:style-name="T4"><text:line-break/></text:span><text:span text:style-name="T6">3001-30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43" draw:id="id43" draw:layer="layout" svg:width="1.2cm" svg:height="1.1cm" svg:x="17.268cm" svg:y="25.044cm">
          <text:p text:style-name="P3"><text:span text:style-name="T4">device</text:span><text:span text:style-name="T4"><text:line-break/></text:span><text:span text:style-name="T6">3010-30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8.507cm" svg:y1="27.7cm" svg:x2="17.868cm" svg:y2="26.144cm" draw:start-shape="id42" draw:end-shape="id43" draw:end-glue-point="2" svg:d="M18507 27700v-778h-639v-778" svg:viewBox="0 0 640 1557">
          <text:p/>
        </draw:connector>
        <draw:custom-shape draw:style-name="gr7" draw:text-style-name="P3" xml:id="id44" draw:id="id44" draw:layer="layout" svg:width="1.2cm" svg:height="1.1cm" svg:x="14.5cm" svg:y="25.1cm">
          <text:p text:style-name="P3"><text:span text:style-name="T4">device</text:span><text:span text:style-name="T4"><text:line-break/></text:span><text:span text:style-name="T6">3020-30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5.1cm" svg:y1="26.2cm" svg:x2="13.85cm" svg:y2="27.7cm" draw:start-shape="id44" draw:end-shape="id41" draw:end-glue-point="0" svg:d="M15100 26200v750h-1250v750" svg:viewBox="0 0 1251 1501">
          <text:p/>
        </draw:connector>
        <draw:connector draw:style-name="gr6" draw:text-style-name="P1" draw:layer="layout" svg:x1="14.8cm" svg:y1="28.1cm" svg:x2="15.2cm" svg:y2="28.1cm" draw:start-shape="id41" draw:start-glue-point="1" draw:end-shape="id45" draw:end-glue-point="3" svg:d="M14800 28100h400" svg:viewBox="0 0 401 1">
          <text:p/>
        </draw:connector>
        <draw:connector draw:style-name="gr6" draw:text-style-name="P1" draw:layer="layout" svg:x1="13.4cm" svg:y1="23.75cm" svg:x2="14.4cm" svg:y2="24.15cm" draw:start-shape="id46" draw:start-glue-point="1" draw:end-shape="id47" draw:end-glue-point="3" svg:d="M13400 23750h501v400h499" svg:viewBox="0 0 1001 401">
          <text:p/>
        </draw:connector>
        <draw:connector draw:style-name="gr6" draw:text-style-name="P1" draw:layer="layout" svg:x1="13.4cm" svg:y1="25.6cm" svg:x2="14.2cm" svg:y2="24.861cm" draw:start-shape="id48" draw:start-glue-point="1" draw:end-shape="id8" draw:end-glue-point="6" svg:d="M13400 25600h401v-739h399" svg:viewBox="0 0 801 740">
          <text:p/>
        </draw:connector>
        <draw:custom-shape draw:style-name="gr15" draw:text-style-name="P1" draw:layer="layout" svg:width="8.1cm" svg:height="4.7cm" svg:x="1cm" svg:y="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cm" svg:height="1.1cm" svg:x="1.3cm" svg:y="26.2cm">
          <text:p text:style-name="P3"><text:span text:style-name="T4">device</text:span><text:span text:style-name="T4"><text:line-break/></text:span><text:span text:style-name="T4">xx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6" draw:layer="layout" svg:width="5.1cm" svg:height="1.217cm" svg:x="4cm" svg:y="26.205cm">
          <draw:text-box>
            <text:p><text:span text:style-name="T7">Abstract devices — configuration entities of SSN: interface to different hardware</text:span></text:p>
          </draw:text-box>
        </draw:frame>
        <draw:custom-shape draw:style-name="gr7" draw:text-style-name="P1" draw:layer="layout" svg:width="1.9cm" svg:height="0.8cm" svg:x="1.3cm" svg:y="27.6cm">
          <text:p text:style-name="P1"><text:span text:style-name="T4">relay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2.8cm" svg:height="1.6cm" svg:x="1.3cm" svg:y="24.3cm">
          <text:p text:style-name="P1"><text:span text:style-name="T5">Object x</text:span><text:span text:style-name="T4"><text:line-break/></text:span><text:span text:style-name="T4">(stm32f103zet6)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2604.180845892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7" draw:text-style-name="P6" draw:layer="layout" svg:width="4.8cm" svg:height="1.539cm" svg:x="4.1cm" svg:y="24.373cm">
          <draw:text-box>
            <text:p><text:span text:style-name="T7">Object — independent management unit: has own goal and linked hardware. (s</text:span><text:span text:style-name="T6">tm32f103zet6 — example used MC)</text:span></text:p>
          </draw:text-box>
        </draw:frame>
        <draw:frame draw:style-name="gr16" draw:text-style-name="P6" draw:layer="layout" svg:width="5.1cm" svg:height="0.895cm" svg:x="4cm" svg:y="27.527cm">
          <draw:text-box>
            <text:p><text:span text:style-name="T7">Real hardware devices — execution mechanisms, sensors etc</text:span></text:p>
          </draw:text-box>
        </draw:frame>
        <draw:custom-shape draw:style-name="gr8" draw:text-style-name="P3" xml:id="id2" draw:id="id2" draw:layer="layout" svg:width="5.1cm" svg:height="3.4cm" svg:x="1.3cm" svg:y="1.5cm">
          <text:p text:style-name="P1"><text:span text:style-name="T5">Object 6</text:span><text:span text:style-name="T4"><text:line-break/></text:span><text:span text:style-name="T4">(web service)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2604.180845892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0" draw:text-style-name="P7" draw:layer="layout" svg:width="3.017cm" svg:height="0.649cm" svg:x="15.407cm" svg:y="3.855cm">
          <draw:text-box>
            <text:p><text:span text:style-name="T8">human interface</text:span></text:p>
          </draw:text-box>
        </draw:frame>
        <draw:frame draw:style-name="gr10" draw:text-style-name="P7" draw:layer="layout" svg:width="3.017cm" svg:height="0.649cm" svg:x="9.9cm" svg:y="26.4cm">
          <draw:text-box>
            <text:p><text:span text:style-name="T8">human interface</text:span></text:p>
          </draw:text-box>
        </draw:frame>
        <draw:frame draw:style-name="gr11" draw:text-style-name="P5" draw:layer="layout" svg:width="2.9cm" svg:height="0.607cm" svg:x="16.6cm" svg:y="6.2cm">
          <draw:text-box>
            <text:p text:style-name="P5"><text:span text:style-name="T4">house &amp; territo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8T18:41:04.619586651</meta:creation-date>
    <dc:date>2015-03-09T15:56:26.908828070</dc:date>
    <meta:editing-duration>PT20H59M11S</meta:editing-duration>
    <meta:editing-cycles>19</meta:editing-cycles>
    <meta:generator>LibreOffice/4.2.7.2$Linux_x86 LibreOffice_project/420m0$Build-2</meta:generator>
    <meta:document-statistic meta:object-count="110"/>
  </office:meta>
</office:document-meta>
</file>